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fa81" officeooo:paragraph-rsid="001bfa81"/>
    </style:style>
    <style:style style:name="P2" style:family="paragraph" style:parent-style-name="Standard">
      <style:paragraph-properties fo:text-align="start" style:justify-single-word="false"/>
      <style:text-properties officeooo:rsid="001bfa81" officeooo:paragraph-rsid="001bfa81"/>
    </style:style>
    <style:style style:name="P3" style:family="paragraph" style:parent-style-name="Standard">
      <style:paragraph-properties fo:text-align="justify" style:justify-single-word="false"/>
      <style:text-properties fo:color="#000000" officeooo:rsid="001bfa81" officeooo:paragraph-rsid="001bfa81"/>
    </style:style>
    <style:style style:name="T1" style:family="text">
      <style:text-properties fo:color="#cc0000"/>
    </style:style>
    <style:style style:name="T2" style:family="text">
      <style:text-properties fo:color="#cc0000" fo:font-size="16pt" style:font-size-asian="16pt" style:font-size-complex="16pt"/>
    </style:style>
    <style:style style:name="T3" style:family="text">
      <style:text-properties fo:color="#cc0000" style:font-name="Liberation Serif1" fo:font-size="16pt" style:font-name-asian="Liberation Serif1" style:font-size-asian="16pt" style:font-name-complex="Liberation Serif1" style:font-size-complex="16pt"/>
    </style:style>
    <style:style style:name="T4" style:family="text">
      <style:text-properties fo:color="#cc0000" style:font-name="Liberation Serif1" fo:font-size="15pt" style:font-name-asian="Liberation Serif1" style:font-size-asian="15pt" style:font-name-complex="Liberation Serif1" style:font-size-complex="15pt"/>
    </style:style>
    <style:style style:name="T5" style:family="text">
      <style:text-properties fo:color="#cc0000" style:font-name="Liberation Serif" fo:font-size="15pt" style:font-name-asian="DejaVu Sans" style:font-size-asian="15pt" style:font-name-complex="FreeSans" style:font-size-complex="15pt"/>
    </style:style>
    <style:style style:name="T6" style:family="text">
      <style:text-properties fo:color="#cc0000" style:font-name="Liberation Serif" fo:font-size="14pt" style:font-name-asian="DejaVu Sans" style:font-size-asian="14pt" style:font-name-complex="FreeSans" style:font-size-complex="14pt"/>
    </style:style>
    <style:style style:name="T7" style:family="text">
      <style:text-properties fo:color="#003300" style:font-name="Liberation Serif" fo:font-size="14pt" fo:background-color="transparent" loext:char-shading-value="0" style:font-name-asian="DejaVu Sans" style:font-size-asian="14pt" style:font-name-complex="FreeSans" style:font-size-complex="14pt"/>
    </style:style>
    <style:style style:name="T8" style:family="text">
      <style:text-properties fo:color="#000000" style:font-name="Liberation Serif" fo:font-size="13pt" style:font-name-asian="DejaVu Sans" style:font-size-asian="13pt" style:font-name-complex="FreeSans" style:font-size-complex="13pt"/>
    </style:style>
    <style:style style:name="T9" style:family="text">
      <style:text-properties fo:color="#000000" style:font-name="Liberation Serif" fo:font-size="13pt" officeooo:rsid="001c6854" style:font-name-asian="DejaVu Sans" style:font-size-asian="13pt" style:font-name-complex="FreeSans" style:font-size-complex="13pt"/>
    </style:style>
    <style:style style:name="T10" style:family="text">
      <style:text-properties fo:color="#000000" style:font-name="Liberation Serif" fo:font-size="13pt" officeooo:rsid="001e5eb9" style:font-name-asian="DejaVu Sans" style:font-size-asian="13pt" style:font-name-complex="FreeSans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span text:style-name="T2">Relatório Parcial Iniciação Cientifica Chatbot Para PUC-SP</text:span></text:p>
      <text:p text:style-name="P2"><text:span text:style-name="T2"/></text:p>
      <text:p text:style-name="P2"><text:span text:style-name="T2"/></text:p>
      <text:p text:style-name="P2"><text:span text:style-name="T3">→Relatório</text:span><text:span text:style-name="T5"> de Atividades</text:span><text:span text:style-name="T4">→</text:span></text:p>
      <text:p text:style-name="P2"><text:span text:style-name="T5"/></text:p>
      <text:p text:style-name="P2"><text:span text:style-name="T5"><text:tab/></text:span><text:span text:style-name="T7">Sistema Adotado pelo Professor &gt;&gt;</text:span><text:span text:style-name="T6"> </text:span></text:p>
      <text:p text:style-name="P2"><text:span text:style-name="T6"/></text:p>
      <text:p text:style-name="P2"><text:span text:style-name="T6"><text:tab/><text:tab/></text:span><text:span text:style-name="T8">O Sistema adotado pelo professor </text:span><text:span text:style-name="T9">Orientador do Projeto, auxiliou na busca <text:tab/><text:tab/>de matérias de pesquisa(Relatórios, Artigos) para Revisão teórica de conceitos <text:tab/><text:tab/>e bibliografia básica.</text:span></text:p>
      <text:p text:style-name="P2"><text:span text:style-name="T9"/></text:p>
      <text:p text:style-name="P2"><text:span text:style-name="T9"><text:tab/><text:tab/>Foram Realizadas </text:span><text:span text:style-name="T10">Reuniões</text:span><text:span text:style-name="T9"> Semanais para tratar o andamento do projeto, <text:tab/><text:tab/><text:tab/>direcionamento para estudos </text:span><text:span text:style-name="T10">específicos</text:span><text:span text:style-name="T9"> e analise do que seria preciso para o <text:tab/><text:tab/>desenvolvimento de uma </text:span><text:span text:style-name="T10">Prova de Conceitos(POC).</text:span></text:p>
      <text:p text:style-name="P2"><text:span text:style-name="T10"/></text:p>
      <text:p text:style-name="P2"><text:span text:style-name="T10"><text:tab/><text:tab/>Para o compartilhamento de informações, arquivos, documentos, artigos <text:tab/><text:tab/><text:tab/>relacionados ao projeto, foi Utilizado o OneDrive oferecido pelo Office365 <text:tab/><text:tab/>Vinculado ao e-mail dado aos Alunos da PUC-SP .</text:span></text:p>
      <text:p text:style-name="P2"><text:span text:style-name="T10"/></text:p>
      <text:p text:style-name="P2"><text:span text:style-name="T10"><text:tab/></text:span></text:p>
      <text:p text:style-name="P1"><text:span text:style-name="T1"/></text:p>
      <text:p text:style-name="P3"/>
      <text:p text:style-name="P3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2:30:58.978850616</meta:creation-date>
    <dc:date>2018-02-24T12:59:18.956210293</dc:date>
    <meta:editing-duration>PT6M8S</meta:editing-duration>
    <meta:editing-cycles>1</meta:editing-cycles>
    <meta:generator>LibreOffice/5.2.7.2$Linux_X86_64 LibreOffice_project/20m0$Build-2</meta:generator>
    <meta:document-statistic meta:table-count="0" meta:image-count="0" meta:object-count="0" meta:page-count="1" meta:paragraph-count="7" meta:word-count="94" meta:character-count="703" meta:non-whitespace-character-count="591"/>
  </office:meta>
</office:document-meta>
</file>